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2.147717237" calcext:value-type="float">
            <text:p>2,147717237</text:p>
          </table:table-cell>
          <table:table-cell office:value-type="float" office:value="0.3878026903" calcext:value-type="float">
            <text:p>0,3878026903</text:p>
          </table:table-cell>
          <table:table-cell office:value-type="float" office:value="0.001112196594" calcext:value-type="float">
            <text:p>0,0011121966</text:p>
          </table:table-cell>
          <table:table-cell office:value-type="float" office:value="0.0001953858882" calcext:value-type="float">
            <text:p>0,000195385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285" calcext:value-type="float">
            <text:p>68285</text:p>
          </table:table-cell>
          <table:table-cell office:value-type="float" office:value="1.13875854" calcext:value-type="float">
            <text:p>1,13875854</text:p>
          </table:table-cell>
          <table:table-cell office:value-type="float" office:value="0.5791881084" calcext:value-type="float">
            <text:p>0,5791881084</text:p>
          </table:table-cell>
          <table:table-cell office:value-type="float" office:value="0.00026182906" calcext:value-type="float">
            <text:p>0,0002618291</text:p>
          </table:table-cell>
          <table:table-cell table:style-name="ce1" office:value-type="float" office:value="0.00001496166078" calcext:value-type="float">
            <text:p>1,50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343" calcext:value-type="float">
            <text:p>68343</text:p>
          </table:table-cell>
          <table:table-cell office:value-type="float" office:value="1.276924372" calcext:value-type="float">
            <text:p>1,276924372</text:p>
          </table:table-cell>
          <table:table-cell office:value-type="float" office:value="0.5980011225" calcext:value-type="float">
            <text:p>0,5980011225</text:p>
          </table:table-cell>
          <table:table-cell office:value-type="float" office:value="0.0002915081568" calcext:value-type="float">
            <text:p>0,0002915082</text:p>
          </table:table-cell>
          <table:table-cell table:style-name="ce1" office:value-type="float" office:value="0.00000747456761" calcext:value-type="float">
            <text:p>7,47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457" calcext:value-type="float">
            <text:p>68457</text:p>
          </table:table-cell>
          <table:table-cell office:value-type="float" office:value="1.512624502" calcext:value-type="float">
            <text:p>1,512624502</text:p>
          </table:table-cell>
          <table:table-cell office:value-type="float" office:value="0.4740096629" calcext:value-type="float">
            <text:p>0,4740096629</text:p>
          </table:table-cell>
          <table:table-cell office:value-type="float" office:value="0.0002164195321" calcext:value-type="float">
            <text:p>0,0002164195</text:p>
          </table:table-cell>
          <table:table-cell table:style-name="ce1" office:value-type="float" office:value="0.00000746274236" calcext:value-type="float">
            <text:p>7,46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514" calcext:value-type="float">
            <text:p>68514</text:p>
          </table:table-cell>
          <table:table-cell office:value-type="float" office:value="1.091262817" calcext:value-type="float">
            <text:p>1,091262817</text:p>
          </table:table-cell>
          <table:table-cell office:value-type="float" office:value="0.5727123618" calcext:value-type="float">
            <text:p>0,5727123618</text:p>
          </table:table-cell>
          <table:table-cell office:value-type="float" office:value="0.00014167263" calcext:value-type="float">
            <text:p>0,0001416726</text:p>
          </table:table-cell>
          <table:table-cell table:style-name="ce1" office:value-type="float" office:value="0.00001491290823" calcext:value-type="float">
            <text:p>1,49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586" calcext:value-type="float">
            <text:p>68586</text:p>
          </table:table-cell>
          <table:table-cell office:value-type="float" office:value="1.079438329" calcext:value-type="float">
            <text:p>1,079438329</text:p>
          </table:table-cell>
          <table:table-cell office:value-type="float" office:value="0.5998032093" calcext:value-type="float">
            <text:p>0,5998032093</text:p>
          </table:table-cell>
          <table:table-cell office:value-type="float" office:value="0.0002458247181" calcext:value-type="float">
            <text:p>0,0002458247</text:p>
          </table:table-cell>
          <table:table-cell table:style-name="ce1" office:value-type="float" office:value="0.000007449233635" calcext:value-type="float">
            <text:p>7,45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8689" calcext:value-type="float">
            <text:p>68689</text:p>
          </table:table-cell>
          <table:table-cell office:value-type="float" office:value="1.061650276" calcext:value-type="float">
            <text:p>1,061650276</text:p>
          </table:table-cell>
          <table:table-cell office:value-type="float" office:value="0.5930123925" calcext:value-type="float">
            <text:p>0,5930123925</text:p>
          </table:table-cell>
          <table:table-cell office:value-type="float" office:value="0.0002975172247" calcext:value-type="float">
            <text:p>0,0002975172</text:p>
          </table:table-cell>
          <table:table-cell table:style-name="ce1" office:value-type="float" office:value="0.000007437930435" calcext:value-type="float">
            <text:p>7,44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770" calcext:value-type="float">
            <text:p>68770</text:p>
          </table:table-cell>
          <table:table-cell office:value-type="float" office:value="1.17233777" calcext:value-type="float">
            <text:p>1,17233777</text:p>
          </table:table-cell>
          <table:table-cell office:value-type="float" office:value="0.5803825259" calcext:value-type="float">
            <text:p>0,5803825259</text:p>
          </table:table-cell>
          <table:table-cell office:value-type="float" office:value="0.0005794818862" calcext:value-type="float">
            <text:p>0,0005794819</text:p>
          </table:table-cell>
          <table:table-cell table:style-name="ce1" office:value-type="float" office:value="0.000007429254765" calcext:value-type="float">
            <text:p>7,43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8946" calcext:value-type="float">
            <text:p>68946</text:p>
          </table:table-cell>
          <table:table-cell office:value-type="float" office:value="1.38099575" calcext:value-type="float">
            <text:p>1,38099575</text:p>
          </table:table-cell>
          <table:table-cell office:value-type="float" office:value="0.5512678623" calcext:value-type="float">
            <text:p>0,5512678623</text:p>
          </table:table-cell>
          <table:table-cell office:value-type="float" office:value="0.0001926782279" calcext:value-type="float">
            <text:p>0,0001926782</text:p>
          </table:table-cell>
          <table:table-cell table:style-name="ce1" office:value-type="float" office:value="0.000007410701073" calcext:value-type="float">
            <text:p>7,41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030" calcext:value-type="float">
            <text:p>69030</text:p>
          </table:table-cell>
          <table:table-cell office:value-type="float" office:value="1.506479859" calcext:value-type="float">
            <text:p>1,506479859</text:p>
          </table:table-cell>
          <table:table-cell office:value-type="float" office:value="0.4476071596" calcext:value-type="float">
            <text:p>0,4476071596</text:p>
          </table:table-cell>
          <table:table-cell table:style-name="ce1" office:value-type="float" office:value="0.00005921495904" calcext:value-type="float">
            <text:p>5,92E-005</text:p>
          </table:table-cell>
          <table:table-cell table:style-name="ce1" office:value-type="float" office:value="0.00000740186988" calcext:value-type="float">
            <text:p>7,40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3368189452" calcext:value-type="float">
            <text:p>1,3368189452</text:p>
          </table:table-cell>
          <table:table-cell table:formula="of:=AVERAGE([.D2:.D11])" office:value-type="float" office:value="0.53837870955" calcext:value-type="float">
            <text:p>0,5383787096</text:p>
          </table:table-cell>
          <table:table-cell table:formula="of:=AVERAGE([.E2:.E11])" office:value-type="float" office:value="0.000339834298884" calcext:value-type="float">
            <text:p>0,0003398343</text:p>
          </table:table-cell>
          <table:table-cell table:formula="of:=AVERAGE([.F2:.F11])" office:value-type="float" office:value="0.0000277326756968" calcext:value-type="float">
            <text:p>2,77326756968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36:57.908909730</dc:date>
    <meta:document-statistic meta:table-count="1" meta:cell-count="70" meta:object-count="0"/>
    <meta:generator>LibreOffice/4.1.4.2$Linux_X86_64 LibreOffice_project/410m0$Build-2</meta:generator>
  </office:meta>
</office:document-meta>
</file>